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rsid="007ace33" officeooo:paragraph-rsid="007ace33" style:font-size-asian="12pt" style:font-size-complex="12pt"/>
    </style:style>
    <style:style style:name="P2" style:family="paragraph" style:parent-style-name="Standard">
      <style:paragraph-properties fo:text-align="justify" style:justify-single-word="false"/>
      <style:text-properties style:font-name="Arial" fo:font-size="12pt" officeooo:rsid="006c9e0e" officeooo:paragraph-rsid="006c9e0e" style:font-size-asian="12pt" style:font-size-complex="12pt"/>
    </style:style>
    <style:style style:name="P3" style:family="paragraph" style:parent-style-name="Standard">
      <style:paragraph-properties fo:text-align="justify" style:justify-single-word="false"/>
      <style:text-properties style:font-name="Arial" fo:font-size="12pt" officeooo:rsid="00891830" officeooo:paragraph-rsid="00891830" style:font-size-asian="12pt" style:font-size-complex="12pt"/>
    </style:style>
    <style:style style:name="P4" style:family="paragraph" style:parent-style-name="Standard">
      <style:paragraph-properties fo:text-align="justify" style:justify-single-word="false"/>
      <style:text-properties style:font-name="Arial" fo:font-size="12pt" officeooo:rsid="008c955d" officeooo:paragraph-rsid="008c955d" style:font-size-asian="12pt" style:font-size-complex="12pt"/>
    </style:style>
    <style:style style:name="P5" style:family="paragraph" style:parent-style-name="Standard">
      <style:paragraph-properties fo:text-align="justify" style:justify-single-word="false"/>
      <style:text-properties style:font-name="Arial" fo:font-size="12pt" officeooo:rsid="008e4b88" officeooo:paragraph-rsid="008e4b88" style:font-size-asian="12pt" style:font-size-complex="12pt"/>
    </style:style>
    <style:style style:name="P6" style:family="paragraph" style:parent-style-name="Standard">
      <style:paragraph-properties fo:text-align="justify" style:justify-single-word="false"/>
      <style:text-properties style:font-name="Arial" fo:font-size="12pt" officeooo:rsid="0090e583" officeooo:paragraph-rsid="0094cc2c" style:font-size-asian="12pt" style:font-size-complex="12pt"/>
    </style:style>
    <style:style style:name="P7" style:family="paragraph" style:parent-style-name="Standard">
      <style:paragraph-properties fo:text-align="justify" style:justify-single-word="false"/>
      <style:text-properties style:font-name="Arial" fo:font-size="12pt" officeooo:rsid="0095702e" officeooo:paragraph-rsid="0095702e" style:font-size-asian="12pt" style:font-size-complex="12pt"/>
    </style:style>
    <style:style style:name="P8" style:family="paragraph" style:parent-style-name="Standard">
      <style:paragraph-properties fo:text-align="justify" style:justify-single-word="false"/>
      <style:text-properties style:font-name="Arial" fo:font-size="12pt" officeooo:rsid="0097482a" officeooo:paragraph-rsid="0097482a" style:font-size-asian="12pt" style:font-size-complex="12pt"/>
    </style:style>
    <style:style style:name="P9" style:family="paragraph" style:parent-style-name="Standard">
      <style:paragraph-properties fo:text-align="justify" style:justify-single-word="false"/>
      <style:text-properties style:font-name="Arial" fo:font-size="12pt" officeooo:rsid="009e6bc3" officeooo:paragraph-rsid="009e6bc3" style:font-size-asian="12pt" style:font-size-complex="12pt"/>
    </style:style>
    <style:style style:name="P10" style:family="paragraph" style:parent-style-name="Standard">
      <style:paragraph-properties fo:text-align="justify" style:justify-single-word="false"/>
      <style:text-properties style:font-name="Arial" fo:font-size="12pt" officeooo:rsid="00a22060" officeooo:paragraph-rsid="00a22060" style:font-size-asian="12pt" style:font-size-complex="12pt"/>
    </style:style>
    <style:style style:name="P11" style:family="paragraph" style:parent-style-name="Standard">
      <style:paragraph-properties fo:text-align="justify" style:justify-single-word="false"/>
      <style:text-properties style:font-name="Arial" fo:font-size="12pt" officeooo:rsid="00a3c2c5" officeooo:paragraph-rsid="00a3c2c5" style:font-size-asian="12pt" style:font-size-complex="12pt"/>
    </style:style>
    <style:style style:name="P12" style:family="paragraph" style:parent-style-name="Standard">
      <style:paragraph-properties fo:text-align="justify" style:justify-single-word="false"/>
      <style:text-properties style:font-name="Arial" fo:font-size="12pt" officeooo:rsid="00a71b56" officeooo:paragraph-rsid="00a71b56" style:font-size-asian="12pt" style:font-size-complex="12pt"/>
    </style:style>
    <style:style style:name="P13" style:family="paragraph" style:parent-style-name="Standard">
      <style:paragraph-properties fo:text-align="justify" style:justify-single-word="false"/>
      <style:text-properties style:font-name="Arial" fo:font-size="12pt" officeooo:rsid="00ab5119" officeooo:paragraph-rsid="00ab5119" style:font-size-asian="12pt" style:font-size-complex="12pt"/>
    </style:style>
    <style:style style:name="P14" style:family="paragraph" style:parent-style-name="Standard">
      <style:paragraph-properties fo:text-align="justify" style:justify-single-word="false"/>
      <style:text-properties style:font-name="Arial" fo:font-size="12pt" officeooo:rsid="002b5c5c" officeooo:paragraph-rsid="002b5c5c" style:font-size-asian="12pt" style:font-size-complex="12pt"/>
    </style:style>
    <style:style style:name="P15" style:family="paragraph" style:parent-style-name="Standard">
      <style:paragraph-properties fo:text-align="justify" style:justify-single-word="false"/>
      <style:text-properties style:font-name="Arial" fo:font-size="12pt" officeooo:rsid="002b5c5c" officeooo:paragraph-rsid="003e8a6f" style:font-size-asian="12pt" style:font-size-complex="12pt"/>
    </style:style>
    <style:style style:name="P16" style:family="paragraph" style:parent-style-name="Standard">
      <style:paragraph-properties fo:text-align="justify" style:justify-single-word="false"/>
      <style:text-properties style:font-name="Arial" fo:font-size="12pt" officeooo:rsid="00382b98" officeooo:paragraph-rsid="00382b98" style:font-size-asian="12pt" style:font-size-complex="12pt"/>
    </style:style>
    <style:style style:name="P17" style:family="paragraph" style:parent-style-name="Standard">
      <style:paragraph-properties fo:text-align="justify" style:justify-single-word="false"/>
      <style:text-properties style:font-name="Arial" fo:font-size="12pt" officeooo:rsid="00382b98" officeooo:paragraph-rsid="002b5c5c" style:font-size-asian="12pt" style:font-size-complex="12pt"/>
    </style:style>
    <style:style style:name="P18" style:family="paragraph" style:parent-style-name="Standard">
      <style:paragraph-properties fo:text-align="justify" style:justify-single-word="false"/>
      <style:text-properties style:font-name="Arial" fo:font-size="12pt" officeooo:rsid="00449444" officeooo:paragraph-rsid="00449444" style:font-size-asian="12pt" style:font-size-complex="12pt"/>
    </style:style>
    <style:style style:name="P19" style:family="paragraph" style:parent-style-name="Standard">
      <style:paragraph-properties fo:text-align="justify" style:justify-single-word="false"/>
      <style:text-properties style:font-name="Arial" fo:font-size="12pt" officeooo:rsid="004ab456" officeooo:paragraph-rsid="004ab456" style:font-size-asian="12pt" style:font-size-complex="12pt"/>
    </style:style>
    <style:style style:name="P20" style:family="paragraph" style:parent-style-name="Standard">
      <style:paragraph-properties fo:text-align="justify" style:justify-single-word="false"/>
      <style:text-properties style:font-name="Arial" fo:font-size="12pt" officeooo:rsid="0052ca3d" officeooo:paragraph-rsid="0052ca3d" style:font-size-asian="12pt" style:font-size-complex="12pt"/>
    </style:style>
    <style:style style:name="P21" style:family="paragraph" style:parent-style-name="Standard">
      <style:paragraph-properties fo:text-align="justify" style:justify-single-word="false"/>
      <style:text-properties style:font-name="Arial" fo:font-size="12pt" officeooo:rsid="0058357f" officeooo:paragraph-rsid="0058357f" style:font-size-asian="12pt" style:font-size-complex="12pt"/>
    </style:style>
    <style:style style:name="P22" style:family="paragraph" style:parent-style-name="Standard">
      <style:paragraph-properties fo:text-align="justify" style:justify-single-word="false"/>
      <style:text-properties style:font-name="Arial" fo:font-size="12pt" officeooo:rsid="005cba32" officeooo:paragraph-rsid="005cba32" style:font-size-asian="12pt" style:font-size-complex="12pt"/>
    </style:style>
    <style:style style:name="P23" style:family="paragraph" style:parent-style-name="Standard">
      <style:paragraph-properties fo:text-align="justify" style:justify-single-word="false"/>
      <style:text-properties style:font-name="Arial" fo:font-size="12pt" officeooo:rsid="005cba32" officeooo:paragraph-rsid="005eea0f" style:font-size-asian="12pt" style:font-size-complex="12pt"/>
    </style:style>
    <style:style style:name="P24" style:family="paragraph" style:parent-style-name="Standard">
      <style:paragraph-properties fo:text-align="justify" style:justify-single-word="false"/>
      <style:text-properties style:font-name="Arial" fo:font-size="12pt" officeooo:rsid="00599d92" officeooo:paragraph-rsid="00599d92" style:font-size-asian="12pt" style:font-size-complex="12pt"/>
    </style:style>
    <style:style style:name="P25" style:family="paragraph" style:parent-style-name="Standard">
      <style:paragraph-properties fo:text-align="justify" style:justify-single-word="false"/>
      <style:text-properties style:font-name="Arial" fo:font-size="12pt" officeooo:rsid="005eea0f" officeooo:paragraph-rsid="005eea0f" style:font-size-asian="12pt" style:font-size-complex="12pt"/>
    </style:style>
    <style:style style:name="P26" style:family="paragraph" style:parent-style-name="Standard">
      <style:paragraph-properties fo:text-align="justify" style:justify-single-word="false"/>
      <style:text-properties style:font-name="Arial" fo:font-size="12pt" fo:font-weight="normal" officeooo:rsid="0042c91e" officeooo:paragraph-rsid="0042c91e"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Arial" fo:font-size="14pt" officeooo:rsid="006099d0" officeooo:paragraph-rsid="006099d0" style:font-size-asian="14pt" style:font-size-complex="14pt"/>
    </style:style>
    <style:style style:name="P28" style:family="paragraph" style:parent-style-name="Standard">
      <style:paragraph-properties fo:text-align="justify" style:justify-single-word="false"/>
      <style:text-properties style:font-name="Arial" fo:font-size="14pt" fo:font-weight="normal" officeooo:rsid="00399aa0" officeooo:paragraph-rsid="00399aa0"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style:font-name="Arial" fo:font-size="14pt" fo:font-weight="normal" officeooo:rsid="004ab456" officeooo:paragraph-rsid="004ab456"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style:font-name="Arial" fo:font-size="14pt" fo:font-weight="normal" officeooo:rsid="007f44be" officeooo:paragraph-rsid="007f44be"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style:font-name="Arial" fo:font-size="14pt" fo:font-weight="normal" officeooo:rsid="00891830" officeooo:paragraph-rsid="00891830" style:font-size-asian="14pt" style:font-weight-asian="normal" style:font-size-complex="14pt" style:font-weight-complex="normal"/>
    </style:style>
    <style:style style:name="P32" style:family="paragraph" style:parent-style-name="Standard">
      <style:paragraph-properties fo:text-align="justify" style:justify-single-word="false"/>
      <style:text-properties style:font-name="Arial" fo:font-size="12pt" officeooo:rsid="0091929b" officeooo:paragraph-rsid="0094cc2c" style:font-size-asian="12pt" style:font-size-complex="12pt"/>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officeooo:rsid="003075ae"/>
    </style:style>
    <style:style style:name="T2" style:family="text">
      <style:text-properties officeooo:rsid="00324c92"/>
    </style:style>
    <style:style style:name="T3" style:family="text">
      <style:text-properties officeooo:rsid="003cb689"/>
    </style:style>
    <style:style style:name="T4" style:family="text">
      <style:text-properties officeooo:rsid="0041e8b0"/>
    </style:style>
    <style:style style:name="T5" style:family="text">
      <style:text-properties officeooo:rsid="00446edd"/>
    </style:style>
    <style:style style:name="T6" style:family="text">
      <style:text-properties officeooo:rsid="0046927a"/>
    </style:style>
    <style:style style:name="T7" style:family="text">
      <style:text-properties officeooo:rsid="00511d83"/>
    </style:style>
    <style:style style:name="T8" style:family="text">
      <style:text-properties officeooo:rsid="0054fc09"/>
    </style:style>
    <style:style style:name="T9" style:family="text">
      <style:text-properties officeooo:rsid="005639b9"/>
    </style:style>
    <style:style style:name="T10" style:family="text">
      <style:text-properties officeooo:rsid="005895aa"/>
    </style:style>
    <style:style style:name="T11" style:family="text">
      <style:text-properties officeooo:rsid="005e0efa"/>
    </style:style>
    <style:style style:name="T12" style:family="text">
      <style:text-properties officeooo:rsid="00618f40"/>
    </style:style>
    <style:style style:name="T13" style:family="text">
      <style:text-properties officeooo:rsid="00698fd1"/>
    </style:style>
    <style:style style:name="T14" style:family="text">
      <style:text-properties officeooo:rsid="006afd8b"/>
    </style:style>
    <style:style style:name="T15" style:family="text">
      <style:text-properties officeooo:rsid="006e69ef"/>
    </style:style>
    <style:style style:name="T16" style:family="text">
      <style:text-properties officeooo:rsid="007b2581"/>
    </style:style>
    <style:style style:name="T17" style:family="text">
      <style:text-properties officeooo:rsid="008fcea0"/>
    </style:style>
    <style:style style:name="T18" style:family="text">
      <style:text-properties officeooo:rsid="0091929b"/>
    </style:style>
    <style:style style:name="T19" style:family="text">
      <style:text-properties officeooo:rsid="0098f891"/>
    </style:style>
    <style:style style:name="T20" style:family="text">
      <style:text-properties officeooo:rsid="0099fd98"/>
    </style:style>
    <style:style style:name="T21" style:family="text">
      <style:text-properties officeooo:rsid="009bf502"/>
    </style:style>
    <style:style style:name="T22" style:family="text">
      <style:text-properties officeooo:rsid="009f887a"/>
    </style:style>
    <style:style style:name="T23" style:family="text">
      <style:text-properties officeooo:rsid="00a02a0b"/>
    </style:style>
    <style:style style:name="T24" style:family="text">
      <style:text-properties officeooo:rsid="00a56598"/>
    </style:style>
    <style:style style:name="T25" style:family="text">
      <style:text-properties officeooo:rsid="00a62ec7"/>
    </style:style>
    <style:style style:name="T26" style:family="text">
      <style:text-properties officeooo:rsid="00a88c56"/>
    </style:style>
    <style:style style:name="T27" style:family="text">
      <style:text-properties officeooo:rsid="00a94afc"/>
    </style:style>
    <style:style style:name="T28" style:family="text">
      <style:text-properties officeooo:rsid="00b2b0c8"/>
    </style:style>
    <style:style style:name="T29" style:family="text">
      <style:text-properties style:use-window-font-color="true" style:text-outline="false" style:text-line-through-style="none" style:text-line-through-type="none" style:font-name="Arial1"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2"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1.05cm" fo:min-width="5.699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4"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1.99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5"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6.798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6"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48cm" fo:min-width="3.701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7"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75cm" fo:min-width="3.6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1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11"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verview</text:p>
      <text:p text:style-name="P14"/>
      <text:p text:style-name="P15"><text:span text:style-name="T3">All functionality of the Ridesharing Taxicab Scheduler application is provided by five modules: sdl2_taxicab, taxicab, edge_weighted_digraph, taxi_searching and dijkstra_sp. </text:span>As well as being the application's entry point, the main loop in sdl2_taxicab module <text:span text:style-name="T11">handl</text:span>es user events, <text:span text:style-name="T2">but</text:span> <text:span text:style-name="T1">delegates other tasks to the other four modules, as demonstrated by the modules interactions diagram below.</text:span></text:p>
      <text:p text:style-name="P15"/>
      <text:p text:style-name="P14"/>
      <text:p text:style-name="P26"><draw:g text:anchor-type="as-char" draw:z-index="0" draw:style-name="gr1"><draw:custom-shape draw:style-name="gr2" draw:text-style-name="P34" svg:width="6.201cm" svg:height="1.301cm" svg:x="6.599cm" svg:y="0cm"><text:p text:style-name="P33"><text:span text:style-name="T29">sdl2_taxicab</text:span></text:p><draw:enhanced-geometry svg:viewBox="0 0 21600 21600" draw:type="rectangle" draw:enhanced-path="M 0 0 L 21600 0 21600 21600 0 21600 0 0 Z N"/></draw:custom-shape><draw:custom-shape draw:style-name="gr3" draw:text-style-name="P34" svg:width="2.5cm" svg:height="1.001cm" svg:x="8.8cm" svg:y="3.298cm"><text:p text:style-name="P33"><text:span text:style-name="T29">taxicab</text:span></text:p><draw:enhanced-geometry svg:viewBox="0 0 21600 21600" draw:type="rectangle" draw:enhanced-path="M 0 0 L 21600 0 21600 21600 0 21600 0 0 Z N"/></draw:custom-shape><draw:custom-shape draw:style-name="gr4" draw:text-style-name="P34" svg:width="7.3cm" svg:height="1.001cm" svg:x="0cm" svg:y="6.299cm"><text:p text:style-name="P33"><text:span text:style-name="T29">edge_weighted_digraph</text:span></text:p><draw:enhanced-geometry svg:viewBox="0 0 21600 21600" draw:type="rectangle" draw:enhanced-path="M 0 0 L 21600 0 21600 21600 0 21600 0 0 Z N"/></draw:custom-shape><draw:custom-shape draw:style-name="gr5" draw:text-style-name="P34" svg:width="4.202cm" svg:height="0.999cm" svg:x="13.698cm" svg:y="8.8cm"><text:p text:style-name="P33"><text:span text:style-name="T29">taxi_searching</text:span></text:p><draw:enhanced-geometry svg:viewBox="0 0 21600 21600" draw:type="rectangle" draw:enhanced-path="M 0 0 L 21600 0 21600 21600 0 21600 0 0 Z N"/></draw:custom-shape><draw:custom-shape draw:style-name="gr6" draw:text-style-name="P34" svg:width="4.201cm" svg:height="1.001cm" svg:x="14cm" svg:y="5.8cm"><text:p text:style-name="P33"><text:span text:style-name="T29">dijkstra_sp</text:span></text:p><draw:enhanced-geometry svg:viewBox="0 0 21600 21600" draw:type="rectangle" draw:enhanced-path="M 0 0 L 21600 0 21600 21600 0 21600 0 0 Z N"/></draw:custom-shape><draw:line draw:style-name="gr7" draw:text-style-name="P35" svg:x1="9.999cm" svg:y1="1.299cm" svg:x2="9.999cm" svg:y2="3.299cm"><text:p/></draw:line><draw:line draw:style-name="gr8" draw:text-style-name="P35" svg:x1="9.499cm" svg:y1="4.299cm" svg:x2="6.999cm" svg:y2="6.299cm"><text:p/></draw:line><draw:line draw:style-name="gr9" draw:text-style-name="P35" svg:x1="10.999cm" svg:y1="4.299cm" svg:x2="13.999cm" svg:y2="5.799cm"><text:p/></draw:line><draw:line draw:style-name="gr10" draw:text-style-name="P35" svg:x1="14.999cm" svg:y1="6.799cm" svg:x2="14.999cm" svg:y2="8.799cm"><text:p/></draw:line></draw:g></text:p>
      <text:p text:style-name="P17"/>
      <text:p text:style-name="P17"/>
      <text:p text:style-name="P16"><text:span text:style-name="T12">At t</text:span>he core of the application is taxicab<text:span text:style-name="T4">'s</text:span> updateAndRender function <text:span text:style-name="T5">that</text:span> initializes and <text:span text:style-name="T4">maintains</text:span> the application's data structures, as explained next.</text:p>
      <text:p text:style-name="P16"/>
      <text:p text:style-name="P28">Initialization</text:p>
      <text:p text:style-name="P18"/>
      <text:p text:style-name="P18">The <text:span text:style-name="T6">application's state is represented using a struct TaxiState variable taxiState. On start up, the main loop calls updateAndRender function to initialize and render the intial configuration on the screen.</text:span></text:p>
      <text:p text:style-name="P18"/>
      <text:p text:style-name="P29">Initialization consist<text:span text:style-name="T7">s</text:span> of:</text:p>
      <text:p text:style-name="P19"/>
      <text:p text:style-name="P19">a) <text:span text:style-name="T13">Call to edge_weighted_digraph's makeEdgeWeightedDigraph function to a</text:span>llocate memory for roadNetwork</text:p>
      <text:p text:style-name="P19"/>
      <text:p text:style-name="P19">b) <text:span text:style-name="T13">Call to edge_weighted_digraph's addEdge function to a</text:span>dd edges to roadNetwork</text:p>
      <text:p text:style-name="P19"/>
      <text:p text:style-name="P20"><text:span text:style-name="T8">c) P</text:span>opulat<text:span text:style-name="T9">ing</text:span> <text:span text:style-name="T10">array of intersection points</text:span>, <text:span text:style-name="T9">intersectionCoords</text:span></text:p>
      <text:p text:style-name="P20"><text:soft-page-break/></text:p>
      <text:p text:style-name="P21">d) <text:span text:style-name="T13">Call to taxi_searching's makeAllShortestPaths function to compute shortest-paths trees between all pairs of vertices in the roadNetwork</text:span></text:p>
      <text:p text:style-name="P22"/>
      <text:p text:style-name="P24">e) <text:span text:style-name="T13">Initializing taxis operational data, including setting initial taxi schedules empty</text:span></text:p>
      <text:p text:style-name="P24"/>
      <text:p text:style-name="P23">f) <text:span text:style-name="T13">R</text:span>endering application's intial state on the screen</text:p>
      <text:p text:style-name="P23"/>
      <text:p text:style-name="P25">On the other hand, if the application is already <text:span text:style-name="T14">running</text:span>, updateAndRender continuously updates and renders the state of each taxi – as user queries come in and users are dropped off. <text:span text:style-name="T15">In particular, updateAndRender computes and maintains the application's state when picking up and dropping off users, as explained in the next sections.</text:span></text:p>
      <text:p text:style-name="P25"/>
      <text:p text:style-name="P30">Query processing</text:p>
      <text:p text:style-name="P2"/>
      <text:p text:style-name="P1">Periodically, the main loop polls user queries. <text:span text:style-name="T16">If a query request is detected, a taxi is chosen to pick a user up. In this application, queries occur every predefined query interval. Omitting the details, query processing involves choosing a taxi (from the stored list of taxis) such that given the taxi's current location, the query pickup location, the query drop off location, and the next query on the taxi's schedule, a taxi that travels the minimum distance is assigned. All implementation details, including corner cases, can be found in the code.</text:span></text:p>
      <text:p text:style-name="P31"/>
      <text:p text:style-name="P31">Analysis of selected algorithms</text:p>
      <text:p text:style-name="P3"/>
      <text:p text:style-name="P4">Ideally, a more thorough analysis of the space and time complexities of all the algorithms used by the application is desirable. Given the project scope and duration, however, only a few of the algorithms used are analyzed.</text:p>
      <text:p text:style-name="P4"/>
      <text:p text:style-name="P5">1. makeEdgeWeightedDigraph <text:span text:style-name="T17">and addEdge</text:span></text:p>
      <text:p text:style-name="P5"/>
      <text:p text:style-name="P6"><text:span text:style-name="T18">The makeEdgeWeightedDigraph function</text:span> create<text:span text:style-name="T18">s</text:span> the digraph roadNetwork by allocating <text:span text:style-name="T18">enough memory</text:span> <text:span text:style-name="T18">to store</text:span> all the vertices<text:span text:style-name="T18">.</text:span> <text:span text:style-name="T18">Similarly, addEdge allocates memory for an edge and adds the created edge to the adjacency list. </text:span></text:p>
      <text:p text:style-name="P6"/>
      <text:p text:style-name="P32">Clearly, the space required to maintain the roadNetwork data structure alone is a linear function of the number of vertices plus the number of edges, in the digraph. To initialize roadNetwork, makeEdgeWeightedDigraph takes time proportional to the number of vertices. The addEdge function takes constant time because allocating space for an edge, assigning parameters to the edge's fields and inserting the edge in front of the adjacency lists all happen in time independent of the number of vertices or the number of edges.</text:p>
      <text:p text:style-name="P6"/>
      <text:p text:style-name="P7">2. makeAllShortestPaths</text:p>
      <text:p text:style-name="P7"/>
      <text:p text:style-name="P9">Ignoring the time for pathTo <text:span text:style-name="T23">and makeDijkstraSP</text:span> <text:span text:style-name="T23">functions </text:span>(explained later), makeAllShortestPaths takes time quadratic in the number of vertices to compute the shortest-paths between all pairs of vertices in the roadNetwork. At first, this time might seem intolerable, but given that in the real world the number of taxis (vertices) operating in a single jurisdiction is in the order of a few thousands (even in New York city), the algorithm is actually <text:soft-page-break/>practical. <text:span text:style-name="T22">In addition, incuring this cost upfront (during initialization), allows other functions to obtain shortest-path between any two vertices in constant time.</text:span></text:p>
      <text:p text:style-name="P7"/>
      <text:p text:style-name="P8">3. pathTo</text:p>
      <text:p text:style-name="P8"/>
      <text:p text:style-name="P8"><text:span text:style-name="T20">Clear from the code, t</text:span>o compute the path (sequence of edges from a source vertex to a target destination vertex), pathTo <text:span text:style-name="T21">function </text:span>takes time <text:span text:style-name="T19">linear in the length of the path (in edges)</text:span>.</text:p>
      <text:p text:style-name="P8"/>
      <text:p text:style-name="P10">4. makeDijkstraSP <text:span text:style-name="T25">and relax</text:span></text:p>
      <text:p text:style-name="P10"/>
      <text:p text:style-name="P11">From Sedgewick and Wayne's Algorithms textbook, Dijkstra's algorithm takes <text:span text:style-name="T24">additional</text:span> space linear in the number of vertices and time proportional to E*log V to compute the single-source shortest-path tree in an edge weighted digraph with V vertices and E edges.</text:p>
      <text:p text:style-name="P11"/>
      <text:p text:style-name="P12">5. shortestPath</text:p>
      <text:p text:style-name="P12"/>
      <text:p text:style-name="P12"><text:span text:style-name="T26">Clear from the code, a</text:span>n important consequence of the makeAllShortestPaths function is that the shortestPath function computes the shortest path between any two vertices in constant time <text:span text:style-name="T27">(as a single array access)</text:span>.</text:p>
      <text:p text:style-name="P12"/>
      <text:p text:style-name="P13">6. Additional design considerations</text:p>
      <text:p text:style-name="P13"/>
      <text:p text:style-name="P13">Clear from the modules interactions diagram, the uses relation is a hierarchy (<text:span text:style-name="T28">directed </text:span>acyclic <text:span text:style-name="T28">graph</text:span>). <text:span text:style-name="T28">This property of design is essential to keep the application easy to understand, maintain and test. In addition, the design follows good software design strategies such as separation of concerns by decoupling data abstraction classes from algorithm-specific classes. For example, the edge-weighted_digraph class deals with creating and maintaining the roadNetwork digraph. The taxi_searching and dijkstra_sp classes, on the other hand, provide efficient algorithm needed by the taxicab client class to process the digraph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M15S</meta:editing-duration>
    <meta:editing-cycles>160</meta:editing-cycles>
    <meta:generator>LibreOffice/4.3.4.1$Windows_x86 LibreOffice_project/bc356b2f991740509f321d70e4512a6a54c5f243</meta:generator>
    <dc:date>2015-04-10T17:44:30.994000000</dc:date>
    <meta:document-statistic meta:table-count="0" meta:image-count="0" meta:object-count="0" meta:page-count="3" meta:paragraph-count="31" meta:word-count="781" meta:character-count="5277" meta:non-whitespace-character-count="4524"/>
    <meta:user-defined meta:name="Info 1"/>
    <meta:user-defined meta:name="Info 2"/>
    <meta:user-defined meta:name="Info 3"/>
    <meta:user-defined meta:name="Info 4"/>
  </office:meta>
</office:document-meta>
</file>